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list-style-name="LFO1" style:name="a6d8c44" style:parent-style-name="ListParagraph">
      <style:paragraph-properties/>
    </style:style>
    <style:style style:family="paragraph" style:list-style-name="LFO1" style:name="ad72df3" style:parent-style-name="ListParagraph">
      <style:paragraph-properties/>
    </style:style>
    <style:style style:family="paragraph" style:list-style-name="LFO1" style:name="a6057ec" style:parent-style-name="ListParagraph">
      <style:paragraph-properties/>
    </style:style>
    <style:style style:family="paragraph" style:name="a4524ce" style:parent-style-name="ListParagraph">
      <style:text-properties fo:country="US" fo:language="en"/>
    </style:style>
    <style:style style:family="paragraph" style:name="a91f0cf" style:parent-style-name="Normal">
      <style:text-properties fo:country="US" fo:language="en"/>
    </style:style>
    <style:style style:family="paragraph" style:list-style-name="LFO1" style:name="a61beae" style:parent-style-name="ListParagraph">
      <style:paragraph-properties/>
    </style:style>
    <style:style style:family="paragraph" style:list-style-name="LFO1" style:name="a61e4b7" style:parent-style-name="ListParagraph">
      <style:paragraph-properties/>
    </style:style>
    <style:style style:family="paragraph" style:list-style-name="LFO1" style:name="add22e9" style:parent-style-name="ListParagraph">
      <style:paragraph-properties/>
    </style:style>
    <style:style style:family="paragraph" style:name="ae47775" style:parent-style-name="Normal">
      <style:paragraph-properties fo:margin-left="6.35mm"/>
    </style:style>
    <style:style style:family="paragraph" style:list-style-name="LFO1" style:name="aae4b6d" style:parent-style-name="ListParagraph">
      <style:paragraph-properties/>
    </style:style>
    <style:style style:family="paragraph" style:list-style-name="LFO1" style:name="a86a942" style:parent-style-name="ListParagraph">
      <style:paragraph-properties/>
    </style:style>
    <style:style style:family="paragraph" style:list-style-name="LFO1" style:name="a434c34" style:parent-style-name="ListParagraph">
      <style:paragraph-properties fo:break-before="page"/>
    </style:style>
    <text:list-style style:name="LFO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</office:automatic-styles>
  <office:body>
    <office:text>
      <text:list text:continue-numbering="true" text:style-name="LFO1">
        <text:list-item>
          <text:p text:style-name="a434c34">TEST1<text:line-break/>TEST1b</text:p>
        </text:list-item>
      </text:list>
      <text:list text:continue-numbering="true" text:style-name="LFO1">
        <text:list-item>
          <text:p text:style-name="a86a942">TEST2</text:p>
        </text:list-item>
      </text:list>
      <text:list text:continue-numbering="true" text:style-name="LFO1">
        <text:list-item>
          <text:p text:style-name="aae4b6d">TEST3</text:p>
        </text:list-item>
      </text:list>
      <text:p text:style-name="ae47775">Some Text1</text:p>
      <text:list text:continue-numbering="true" text:style-name="LFO1">
        <text:list-item>
          <text:p text:style-name="add22e9">TEST1<text:line-break/>TEST1b</text:p>
        </text:list-item>
      </text:list>
      <text:list text:continue-numbering="true" text:style-name="LFO1">
        <text:list-item>
          <text:p text:style-name="a61e4b7">TEST2</text:p>
        </text:list-item>
      </text:list>
      <text:list text:continue-numbering="true" text:style-name="LFO1">
        <text:list-item>
          <text:p text:style-name="a61beae">TEST3</text:p>
        </text:list-item>
      </text:list>
      <text:p text:style-name="a91f0cf">Some Text2</text:p>
      <text:p text:style-name="a4524ce">Still in some List?</text:p>
      <text:list text:continue-numbering="true" text:style-name="LFO1">
        <text:list-item>
          <text:p text:style-name="a6057ec">TEST1<text:line-break/>TEST1b</text:p>
        </text:list-item>
      </text:list>
      <text:list text:continue-numbering="true" text:style-name="LFO1">
        <text:list-item>
          <text:p text:style-name="ad72df3">TEST2</text:p>
        </text:list-item>
      </text:list>
      <text:list text:continue-numbering="true" text:style-name="LFO1">
        <text:list-item>
          <text:p text:style-name="a6d8c44">TEST3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List Paragraph" style:family="paragraph" style:name="ListParagraph" style:parent-style-name="Normal">
      <style:paragraph-properties fo:margin-left="12.7mm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24S</meta:editing-duration>
  </office:meta>
</office:document-meta>
</file>